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372.56mm" svg:height="172.5mm" svg:x="59.47mm" svg:y="15.87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24.02mm" svg:height="126mm" svg:x="67.64mm" svg:y="1mm">
            <loext:p/>
            <draw:object draw:notify-on-update-of-ranges="'2. Wybory'.A1:'2. Wybory'.A1 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326.94mm" svg:height="152.4mm" svg:x="35.04mm" svg:y="1.06mm">
            <loext:p/>
            <draw:object draw:notify-on-update-of-ranges="'3. Matematyczne I'.A1:'3. Matematyczne I'.A1 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RADIANS([.A2]))" office:value-type="float" office:value="2.44929359829471E-016" calcext:value-type="float">
            <text:p>2,44929359829471E-16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3.53" calcext:value-type="float">
            <text:p>3,53</text:p>
          </table:table-cell>
          <table:table-cell table:style-name="ce8" table:formula="of:=RAND()*0.5+0.5" office:value-type="percentage" office:value="0.595249274570961" calcext:value-type="percentage">
            <text:p>6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2.17" calcext:value-type="float">
            <text:p>2,17</text:p>
          </table:table-cell>
          <table:table-cell table:style-name="ce8" table:formula="of:=RAND()*0.5+0.5" office:value-type="percentage" office:value="0.946439152990934" calcext:value-type="percentage">
            <text:p>9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4.98" calcext:value-type="float">
            <text:p>4,98</text:p>
          </table:table-cell>
          <table:table-cell table:style-name="ce8" table:formula="of:=RAND()*0.5+0.5" office:value-type="percentage" office:value="0.588315322122071" calcext:value-type="percentage">
            <text:p>5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87" calcext:value-type="float">
            <text:p>1,87</text:p>
          </table:table-cell>
          <table:table-cell table:style-name="ce8" table:formula="of:=RAND()*0.5+0.5" office:value-type="percentage" office:value="0.526728378783446" calcext:value-type="percentage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1.82" calcext:value-type="float">
            <text:p>1,82</text:p>
          </table:table-cell>
          <table:table-cell table:style-name="ce8" table:formula="of:=RAND()*0.5+0.5" office:value-type="percentage" office:value="0.515819641819689" calcext:value-type="percentage">
            <text:p>5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5.55" calcext:value-type="float">
            <text:p>5,55</text:p>
          </table:table-cell>
          <table:table-cell table:style-name="ce8" table:formula="of:=RAND()*0.5+0.5" office:value-type="percentage" office:value="0.814059770025779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2.66" calcext:value-type="float">
            <text:p>2,66</text:p>
          </table:table-cell>
          <table:table-cell table:style-name="ce8" table:formula="of:=RAND()*0.5+0.5" office:value-type="percentage" office:value="0.755187906383071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3.28" calcext:value-type="float">
            <text:p>3,28</text:p>
          </table:table-cell>
          <table:table-cell table:style-name="ce8" table:formula="of:=RAND()*0.5+0.5" office:value-type="percentage" office:value="0.665207947196905" calcext:value-type="percentage">
            <text:p>6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45" calcext:value-type="float">
            <text:p>3,45</text:p>
          </table:table-cell>
          <table:table-cell table:style-name="ce8" table:formula="of:=RAND()*0.5+0.5" office:value-type="percentage" office:value="0.523739626689348" calcext:value-type="percentage">
            <text:p>5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18" calcext:value-type="float">
            <text:p>3,18</text:p>
          </table:table-cell>
          <table:table-cell table:style-name="ce8" table:formula="of:=RAND()*0.5+0.5" office:value-type="percentage" office:value="0.727851184026804" calcext:value-type="percentage">
            <text:p>73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57:52.94821253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10:34:32.946424864</dc:date>
    <meta:generator>LibreOffice/5.4.2.2$Linux_X86_64 LibreOffice_project/40m0$Build-2</meta:generator>
    <meta:editing-duration>PT2H26M42S</meta:editing-duration>
    <meta:editing-cycles>25</meta:editing-cycles>
    <meta:document-statistic meta:table-count="7" meta:cell-count="521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ff20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826aaf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4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eeeeee" draw:fill="solid" draw:fill-color="#826aaf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257cm" svg:height="17.251cm" xlink:href=".." xlink:type="simple" chart:class="chart:line" chart:style-name="ch1">
        <chart:title svg:x="17.103cm" svg:y="0.481cm" chart:style-name="ch2">
          <text:p>Dane giełdowe</text:p>
        </chart:title>
        <chart:subtitle svg:x="17.539cm" svg:y="1.605cm" chart:style-name="ch3">
          <text:p>za rok 2012</text:p>
        </chart:subtitle>
        <chart:legend chart:legend-position="end" svg:x="34.087cm" svg:y="8.326cm" style:legend-expansion="high" chart:style-name="ch4"/>
        <chart:plot-area chart:style-name="ch5" table:cell-range-address="'1. Giełda'.A1:'1. Giełda'.B22" chart:data-source-has-labels="both" svg:x="1.756cm" svg:y="2.633cm" svg:width="31.586cm" svg:height="13.292cm">
          <chartooo:coordinate-region svg:x="3.515cm" svg:y="2.832cm" svg:width="29.827cm" svg:height="11.15cm"/>
          <chart:axis chart:dimension="x" chart:name="primary-x" chart:style-name="ch6" chartooo:axis-type="auto">
            <chartooo:date-scale/>
            <chart:title svg:x="17.148cm" svg:y="16.27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9.918cm" chart:style-name="ch10">
              <text:p>Wartość</text:p>
            </chart:title>
            <chart:grid chart:style-name="ch11" chart:class="major"/>
          </chart:axis>
          <chart:series chart:style-name="ch12" chart:values-cell-range-address="'1. Giełda'.B2:'1. Giełda'.B22" chart:label-cell-address="'1. Giełda'.B1:'1. Giełda'.B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chart:link-data-style-to-source="true" chart:data-label-number="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stroke="solid" draw:fill-color="#004586"/>
    </style:style>
    <style:style style:name="ch10" style:family="chart">
      <style:chart-properties chart:solid-type="cuboid"/>
      <style:graphic-properties draw:stroke="solid" draw:fill-color="#ff420e"/>
    </style:style>
    <style:style style:name="ch11" style:family="chart">
      <style:chart-properties chart:solid-type="cuboid"/>
      <style:graphic-properties draw:stroke="solid" draw:fill-color="#ffd320"/>
    </style:style>
    <style:style style:name="ch12" style:family="chart">
      <style:chart-properties chart:solid-type="cuboid"/>
      <style:graphic-properties draw:stroke="solid"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03cm" svg:height="12.601cm" xlink:href=".." xlink:type="simple" chart:class="chart:circle" chart:style-name="ch1">
        <chart:title svg:x="8.908cm" svg:y="0.388cm" chart:style-name="ch2">
          <text:p>Wybory samorządowe</text:p>
        </chart:title>
        <chart:legend chart:legend-position="end" svg:x="18.155cm" svg:y="5.254cm" style:legend-expansion="high" chart:style-name="ch3"/>
        <chart:plot-area chart:style-name="ch4" table:cell-range-address="'2. Wybory'.A1:'2. Wybory'.B5" chart:data-source-has-labels="both" svg:x="0.448cm" svg:y="1.419cm" svg:width="17.259cm" svg:height="10.93cm">
          <chartooo:coordinate-region svg:x="3.523cm" svg:y="2.005cm" svg:width="10.344cm" svg:height="10.344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695cm" svg:height="15.241cm" xlink:href=".." xlink:type="simple" chart:class="chart:scatter" chart:style-name="ch1">
        <chart:legend chart:legend-position="end" svg:x="31.166cm" svg:y="7.321cm" style:legend-expansion="high" chart:style-name="ch2"/>
        <chart:plot-area chart:style-name="ch3" table:cell-range-address="'3. Matematyczne I'.A1:'3. Matematyczne I'.B102" chart:data-source-has-labels="row" svg:x="0.653cm" svg:y="0.304cm" svg:width="29.86cm" svg:height="14.633cm">
          <chartooo:coordinate-region svg:x="0.799cm" svg:y="0.503cm" svg:width="29.619cm" svg:height="14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